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h text:style-name="Heading_20_2" text:outline-level="2">2. Una sola cosa que vive</text:h>
      <text:p text:style-name="Text_20_body">A simple vista, la vida parece fragmentada. Millones de especies, incontables individuos, cada uno con su forma, su ciclo, su historia. Todo parece separado, como si el mundo estuviera lleno de pequeñas vidas aisladas que comienzan y terminan sin relación profunda entre sí.</text:p>
      <text:p text:style-name="Text_20_body">Pero si ampliamos la escala y observamos el fenómeno en su continuidad, aparece algo distinto.</text:p>
      <text:p text:style-name="Text_20_body">La vida no empezó millones de veces.<text:line-break/>Empezó una sola vez.<text:line-break/>Y desde entonces <text:span text:style-name="Strong_20_Emphasis">no ha dejado de fluir</text:span>.</text:p>
      <text:p text:style-name="Text_20_body">Cada criatura nace de otra, cada célula se divide a partir de otra.<text:line-break/>Las formas cambian, pero la cadena no se rompe nunca.<text:line-break/>La muerte de los individuos no detiene el proceso; más bien lo alimenta, lo recicla, lo transforma.</text:p>
      <text:p text:style-name="Text_20_body">En este sentido, la vida no es una colección de cosas vivas,<text:line-break/>sino <text:span text:style-name="Strong_20_Emphasis">una sola cosa que vive</text:span>.</text:p>
      <text:p text:style-name="Text_20_body">Un único proceso, continuo, ininterrumpido.<text:line-break/>Una criatura extensa, cambiante, que se renueva a cada instante,<text:line-break/>como una <text:span text:style-name="Strong_20_Emphasis">llama</text:span> que mantiene su forma mientras cambia su materia,<text:line-break/>como un <text:span text:style-name="Strong_20_Emphasis">río</text:span> que fluye sin detenerse aunque cada gota sea nueva,<text:line-break/>como una <text:span text:style-name="Strong_20_Emphasis">sinfonía</text:span> que existe en el tiempo y no en las notas aisladas que la componen.</text:p>
      <text:p text:style-name="Text_20_body">Si aceptamos esta visión, entonces todo lo vivo en la Tierra —pasado, presente y futuro—<text:line-break/>forma parte de un <text:span text:style-name="Strong_20_Emphasis">mismo cuerpo en transformación</text:span>.</text:p>
      <text:p text:style-name="Text_20_body">Y ese cuerpo podría no estar limitado a nuestro planeta.</text:p>
      <text:p text:style-name="Text_20_body">Si en algún rincón del universo ha surgido otra chispa de vida,<text:line-break/>si sus reglas son compatibles, si su origen se conecta con las leyes que rigen la nuestra,<text:line-break/>entonces no hablamos de otra vida, sino de <text:span text:style-name="Strong_20_Emphasis">otra parte de la misma criatura</text:span>.</text:p>
      <text:p text:style-name="Text_20_body">Una criatura universal.<text:line-break/>Inmensa.<text:line-break/>Inmortal mientras el proceso continúe.<text:line-break/>Que vive, y ha vivido, sin cesar, desde hace miles de millones de años.</text:p>
      <text:p text:style-name="Text_20_body"/>
      <text:p text:style-name="Text_20_body"/>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6-15T09:52:07.729000000</meta:creation-date>
    <dc:date>2025-06-15T09:53:44.298000000</dc:date>
    <meta:editing-duration>PT1M36S</meta:editing-duration>
    <meta:editing-cycles>1</meta:editing-cycles>
    <meta:document-statistic meta:table-count="0" meta:image-count="0" meta:object-count="0" meta:page-count="1" meta:paragraph-count="11" meta:word-count="295" meta:character-count="1690" meta:non-whitespace-character-count="1406"/>
    <meta:generator>LibreOffice/7.3.5.2$Windows_X86_64 LibreOffice_project/184fe81b8c8c30d8b5082578aee2fed2ea847c01</meta:generator>
  </office:meta>
</office:document-meta>
</file>